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8pt" style:text-underline-style="none" fo:font-weight="bold" style:font-size-asian="8pt" style:font-weight-asian="bold" style:font-size-complex="8pt" style:font-weight-complex="bold"/>
    </style:style>
    <style:style style:name="P2" style:family="paragraph" style:parent-style-name="Standard">
      <style:text-properties style:font-name="Liberation Serif" fo:font-size="8pt" style:text-underline-style="none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Liberation Serif" fo:font-size="8pt" fo:font-style="italic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P4" style:family="paragraph" style:parent-style-name="Standard">
      <style:text-properties style:font-name="Liberation Serif"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P5" style:family="paragraph" style:parent-style-name="Standard">
      <style:text-properties style:font-name="Liberation Serif"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P6" style:family="paragraph" style:parent-style-name="Standard">
      <style:text-properties style:font-name="Liberation Serif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7" style:family="paragraph" style:parent-style-name="Standard">
      <style:text-properties style:font-name="Liberation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line-height="200%"/>
      <style:text-properties style:font-name="Liberation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Liberation Serif" fo:font-size="10pt" style:text-underline-style="none" fo:font-weight="bold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Nimbus Mono L" fo:font-size="8pt" fo:font-weight="normal" style:font-size-asian="8pt" style:font-weight-asian="normal" style:font-size-complex="8pt" style:font-weight-complex="normal"/>
    </style:style>
    <style:style style:name="P11" style:family="paragraph" style:parent-style-name="Standard">
      <style:text-properties style:font-name="Nimbus Mono L" fo:font-size="8pt" style:text-underline-style="none" fo:font-weight="normal" style:font-size-asian="8pt" style:font-weight-asian="normal" style:font-size-complex="8pt" style:font-weight-complex="normal"/>
    </style:style>
    <style:style style:name="P12" style:family="paragraph" style:parent-style-name="Standard">
      <style:text-properties style:font-name="Nimbus Mono L" fo:font-size="8pt" fo:font-weight="bold" style:font-size-asian="8pt" style:font-weight-asian="bold" style:font-size-complex="8pt" style:font-weight-complex="bold"/>
    </style:style>
    <style:style style:name="P13" style:family="paragraph" style:parent-style-name="Standard">
      <style:text-properties style:font-name="Nimbus Mono L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14" style:family="paragraph" style:parent-style-name="Standard" style:list-style-name="L1">
      <style:paragraph-properties fo:line-height="200%"/>
      <style:text-properties style:font-name="Liberation Serif" fo:font-size="8pt" style:text-underline-style="none" fo:font-weight="normal" style:font-size-asian="8pt" style:font-weight-asian="normal" style:font-size-complex="8pt" style:font-weight-complex="normal"/>
    </style:style>
    <style:style style:name="P15" style:family="paragraph" style:parent-style-name="Standard">
      <style:text-properties style:font-name="Liberation Serif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16" style:family="paragraph" style:parent-style-name="Standard">
      <style:text-properties style:font-name="Nimbus Mono L" fo:font-size="8pt" style:text-underline-style="none" fo:font-weight="normal" style:font-size-asian="8pt" style:font-weight-asian="normal" style:font-size-complex="8pt" style:font-weight-complex="normal"/>
    </style:style>
    <style:style style:name="T1" style:family="text">
      <style:text-properties style:text-position="sub 58%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NO: 9</text:p>
      <text:p text:style-name="P1">Date <text:s/>: 10.01.2011</text:p>
      <text:p text:style-name="P1"/>
      <text:p text:style-name="P7">AIM:</text:p>
      <text:p text:style-name="P9"><text:tab/></text:p>
      <text:p text:style-name="P9"><text:tab/>Implement DFS Algorithm for searching a vertex in a connected graph.</text:p>
      <text:p text:style-name="P1"/>
      <text:p text:style-name="P1"/>
      <text:p text:style-name="P7">THEORY:</text:p>
      <text:p text:style-name="P2"/>
      <text:p text:style-name="P1">Connected graph : </text:p>
      <text:p text:style-name="P4"><text:tab/>A Graph G is said to be connected if there is at least one path between every pair of vertices in G.</text:p>
      <text:p text:style-name="P4"/>
      <text:p text:style-name="P7">ALGORITHM:</text:p>
      <text:p text:style-name="P5"/>
      <text:p text:style-name="P2">DFS( G : A connected graph)</text:p>
      <text:p text:style-name="P2">{</text:p>
      <text:p text:style-name="P2"><text:tab/>put start node s in OPEN and found=false</text:p>
      <text:p text:style-name="P2"><text:tab/><text:tab/><text:tab/><text:tab/><text:tab/><text:tab/>/* OPEN and CLOSE are stacks */</text:p>
      <text:p text:style-name="P2"><text:tab/>while( OPEN = ϕ and found=false)</text:p>
      <text:p text:style-name="P2"><text:tab/>{</text:p>
      <text:p text:style-name="P2"><text:tab/><text:tab/>Remove topmost node n from OPEN to CLOSE</text:p>
      <text:p text:style-name="P2"><text:tab/><text:tab/>Expand n by generating each of its successor n<text:span text:style-name="T1">i</text:span> ( in no partocular order) and place them in OPEN except nodes already <text:tab/><text:tab/><text:tab/><text:tab/>appeared in OPEN or CLOSE.</text:p>
      <text:p text:style-name="P2"><text:tab/><text:tab/>If (any n<text:span text:style-name="T1">i</text:span> is equal to target node)</text:p>
      <text:p text:style-name="P2"><text:tab/><text:tab/>{</text:p>
      <text:p text:style-name="P2"><text:tab/><text:tab/><text:tab/>found=false</text:p>
      <text:p text:style-name="P2"><text:tab/><text:tab/>}</text:p>
      <text:p text:style-name="P2"><text:tab/><text:tab/>else</text:p>
      <text:p text:style-name="P2"><text:tab/><text:tab/>{</text:p>
      <text:p text:style-name="P2"><text:tab/><text:tab/><text:tab/>if(any n<text:span text:style-name="T1">i</text:span> is dead end)</text:p>
      <text:p text:style-name="P2"><text:tab/><text:tab/><text:tab/>{</text:p>
      <text:p text:style-name="P2"><text:tab/><text:tab/><text:tab/><text:tab/>remove it from OPEN and put it into CLOSE</text:p>
      <text:p text:style-name="P2"><text:tab/><text:tab/><text:tab/>}</text:p>
      <text:p text:style-name="P2"><text:tab/><text:tab/>}</text:p>
      <text:p text:style-name="P2"><text:tab/>}</text:p>
      <text:p text:style-name="P2"><text:tab/>if(found=true)</text:p>
      <text:p text:style-name="P2"><text:tab/>{</text:p>
      <text:p text:style-name="P2"><text:tab/><text:tab/>search successful</text:p>
      <text:p text:style-name="P2"><text:tab/>}</text:p>
      <text:p text:style-name="P2"><text:tab/>else</text:p>
      <text:p text:style-name="P2"><text:tab/>{</text:p>
      <text:p text:style-name="P2"><text:tab/><text:tab/>search unsuccessful</text:p>
      <text:p text:style-name="P2"><text:tab/>}</text:p>
      <text:p text:style-name="P2">}</text:p>
      <text:p text:style-name="P3"/>
      <text:p text:style-name="P7">PROGRAM:</text:p>
      <text:p text:style-name="P10"/>
      <text:p text:style-name="P1">dfs.c</text:p>
      <text:p text:style-name="P6"/>
      <text:p text:style-name="P11">/* Author<text:tab/> <text:tab/>: Rakesh Malik</text:p>
      <text:p text:style-name="P11"><text:s/>* Date<text:tab/><text:tab/><text:tab/>: 10.01.2011</text:p>
      <text:p text:style-name="P11"><text:s/>* Subject<text:tab/><text:tab/>: DFS to find a vertex of a graph</text:p>
      <text:p text:style-name="P11"><text:s/>* Assignment no.<text:tab/>: 9</text:p>
      <text:p text:style-name="P11"><text:s/>*/</text:p>
      <text:p text:style-name="P11"/>
      <text:p text:style-name="P11">#include&lt;stdio.h&gt;</text:p>
      <text:p text:style-name="P11">#include"graph.h"</text:p>
      <text:p text:style-name="P11">#include"stack.h"</text:p>
      <text:p text:style-name="P11"/>
      <text:p text:style-name="P11">#define INF 99999</text:p>
      <text:p text:style-name="P11"/>
      <text:p text:style-name="P11">int bfs(int G[10][10],int v,int v1,int v2);</text:p>
      <text:p text:style-name="P11"/>
      <text:p text:style-name="P11">#ifndef DISABLE_MAIN_DFS</text:p>
      <text:p text:style-name="P11">int main(int argc,char* argv[])</text:p>
      <text:p text:style-name="P11">{</text:p>
      <text:p text:style-name="P11"><text:tab/>int v1,v2,v,G[10][10];</text:p>
      <text:p text:style-name="P11"><text:tab/>char* s[]={"Not found","Found"};</text:p>
      <text:p text:style-name="P11"><text:tab/>if(argc==2)</text:p>
      <text:p text:style-name="P11"><text:tab/><text:tab/>v=getgraph(G,argv[1]);</text:p>
      <text:p text:style-name="P11"><text:tab/>else</text:p>
      <text:p text:style-name="P11"><text:tab/>{</text:p>
      <text:p text:style-name="P11"><text:tab/><text:tab/>fprintf(stderr,"Error!\n");</text:p>
      <text:p text:style-name="P11"><text:tab/><text:tab/>return 1;</text:p>
      <text:p text:style-name="P11"><text:tab/>}</text:p>
      <text:p text:style-name="P11"><text:tab/>printf("Enter starting vertex : ");</text:p>
      <text:p text:style-name="P11"><text:tab/>scanf("%d",&amp;v1);</text:p>
      <text:p text:style-name="P11"><text:tab/>printf("Enter vertex to be searched : ");</text:p>
      <text:p text:style-name="P11"><text:soft-page-break/><text:tab/>scanf("%d",&amp;v2);</text:p>
      <text:p text:style-name="P11"><text:tab/>printf("%s\n",s[bfs(G,v,v1,v2)]);</text:p>
      <text:p text:style-name="P11">}</text:p>
      <text:p text:style-name="P11">#endif</text:p>
      <text:p text:style-name="P11"/>
      <text:p text:style-name="P11">int bfs(int G[10][10],int v,int v1,int v2)</text:p>
      <text:p text:style-name="P11">{</text:p>
      <text:p text:style-name="P11"><text:tab/>int i,j,temp,flag;</text:p>
      <text:p text:style-name="P11"><text:tab/>int OPEN[MAXSTACK],OPENtop=-1,CLOSE[MAXSTACK],CLOSEtop=-1;</text:p>
      <text:p text:style-name="P11"><text:tab/>PUSH(OPEN,OPENtop,v1);</text:p>
      <text:p text:style-name="P11"><text:tab/>while(1)</text:p>
      <text:p text:style-name="P11"><text:tab/>{</text:p>
      <text:p text:style-name="P11"><text:tab/><text:tab/>temp=POP(OPEN,OPENtop);</text:p>
      <text:p text:style-name="P11"><text:tab/><text:tab/>for(i=0;i&lt;v;i++)</text:p>
      <text:p text:style-name="P11"><text:tab/><text:tab/><text:tab/>if(G[temp][i]!=0 &amp;&amp; G[temp][i]!=INF)</text:p>
      <text:p text:style-name="P11"><text:tab/><text:tab/><text:tab/>{</text:p>
      <text:p text:style-name="P11"><text:tab/><text:tab/><text:tab/><text:tab/>flag=1;</text:p>
      <text:p text:style-name="P11"><text:tab/><text:tab/><text:tab/><text:tab/>for(j=0;j&lt;=OPENtop;j++)</text:p>
      <text:p text:style-name="P11"><text:tab/><text:tab/><text:tab/><text:tab/><text:tab/>if(OPEN[j]==i)</text:p>
      <text:p text:style-name="P11"><text:tab/><text:tab/><text:tab/><text:tab/><text:tab/><text:tab/>flag=0;</text:p>
      <text:p text:style-name="P11"><text:tab/><text:tab/><text:tab/><text:tab/>for(j=0;j&lt;=CLOSEtop;j++)</text:p>
      <text:p text:style-name="P11"><text:tab/><text:tab/><text:tab/><text:tab/><text:tab/>if(CLOSE[j]==i)</text:p>
      <text:p text:style-name="P11"><text:tab/><text:tab/><text:tab/><text:tab/><text:tab/><text:tab/>flag=0;</text:p>
      <text:p text:style-name="P11"><text:tab/><text:tab/><text:tab/><text:tab/>if(flag==1)</text:p>
      <text:p text:style-name="P11"><text:tab/><text:tab/><text:tab/><text:tab/><text:tab/>PUSH(OPEN,OPENtop,i);</text:p>
      <text:p text:style-name="P11"><text:tab/><text:tab/><text:tab/>}</text:p>
      <text:p text:style-name="P11"><text:tab/><text:tab/>PUSH(CLOSE,CLOSEtop,temp);</text:p>
      <text:p text:style-name="P11"><text:tab/><text:tab/>for(j=0;j&lt;=OPENtop;j++)</text:p>
      <text:p text:style-name="P11"><text:tab/><text:tab/><text:tab/>if(OPEN[j]==v2)</text:p>
      <text:p text:style-name="P11"><text:tab/><text:tab/><text:tab/><text:tab/>return 1;</text:p>
      <text:p text:style-name="P11"><text:tab/><text:tab/>for(j=0;j&lt;=CLOSEtop;j++)</text:p>
      <text:p text:style-name="P11"><text:tab/><text:tab/><text:tab/>if(CLOSE[j]==v2)</text:p>
      <text:p text:style-name="P11"><text:tab/><text:tab/><text:tab/><text:tab/>return 1;</text:p>
      <text:p text:style-name="P11"><text:tab/><text:tab/>if(OPENtop==-1) return 0;</text:p>
      <text:p text:style-name="P11"><text:tab/>}</text:p>
      <text:p text:style-name="P11">}</text:p>
      <text:p text:style-name="P11"/>
      <text:p text:style-name="P1">graph.h</text:p>
      <text:p text:style-name="P6"/>
      <text:p text:style-name="P11">#ifndef __GRAPH_H</text:p>
      <text:p text:style-name="P11">#define __GRAPH_H</text:p>
      <text:p text:style-name="P11">#include&lt;stdio.h&gt;</text:p>
      <text:p text:style-name="P11">#include&lt;ctype.h&gt;</text:p>
      <text:p text:style-name="P11"/>
      <text:p text:style-name="P11">int getgraph(int G[10][10],char *fname)</text:p>
      <text:p text:style-name="P11">{</text:p>
      <text:p text:style-name="P11"><text:tab/>int i,j,v=99999,flag=0;</text:p>
      <text:p text:style-name="P11"><text:tab/>char c;</text:p>
      <text:p text:style-name="P11"><text:tab/>FILE *fp;</text:p>
      <text:p text:style-name="P11"><text:tab/>for(i=0;i&lt;10;i++)</text:p>
      <text:p text:style-name="P11"><text:tab/><text:tab/>for(j=0;j&lt;10;j++)</text:p>
      <text:p text:style-name="P11"><text:tab/><text:tab/><text:tab/>G[i][j]=0;</text:p>
      <text:p text:style-name="P11"><text:tab/>fp=fopen(fname,"r");</text:p>
      <text:p text:style-name="P11"><text:tab/>c=getc(fp);</text:p>
      <text:p text:style-name="P11"><text:tab/>for(i=j=0;feof(fp)==0;)</text:p>
      <text:p text:style-name="P11"><text:tab/>{</text:p>
      <text:p text:style-name="P11"><text:tab/><text:tab/>while(isdigit(c))</text:p>
      <text:p text:style-name="P11"><text:tab/><text:tab/>{</text:p>
      <text:p text:style-name="P11"><text:tab/><text:tab/><text:tab/>G[i][j]=G[i][j]*10+c-'0';</text:p>
      <text:p text:style-name="P11"><text:tab/><text:tab/><text:tab/>c=getc(fp);</text:p>
      <text:p text:style-name="P11"><text:tab/><text:tab/>}</text:p>
      <text:p text:style-name="P11"><text:tab/><text:tab/>i++;</text:p>
      <text:p text:style-name="P11"><text:tab/><text:tab/>flag=0;</text:p>
      <text:p text:style-name="P11"><text:tab/><text:tab/>while(!isdigit(c) &amp;&amp; c!=EOF)</text:p>
      <text:p text:style-name="P11"><text:tab/><text:tab/>{</text:p>
      <text:p text:style-name="P11"><text:tab/><text:tab/><text:tab/>if(c=='\n')</text:p>
      <text:p text:style-name="P11"><text:tab/><text:tab/><text:tab/><text:tab/>flag=1;</text:p>
      <text:p text:style-name="P11"><text:tab/><text:tab/><text:tab/>c=getc(fp);</text:p>
      <text:p text:style-name="P11"><text:tab/><text:tab/>}</text:p>
      <text:p text:style-name="P11"><text:tab/><text:tab/>if(flag==1)</text:p>
      <text:p text:style-name="P11"><text:tab/><text:tab/>{</text:p>
      <text:p text:style-name="P11"><text:tab/><text:tab/><text:tab/>v=i;</text:p>
      <text:p text:style-name="P11"><text:tab/><text:tab/><text:tab/>i=0;</text:p>
      <text:p text:style-name="P11"><text:tab/><text:tab/><text:tab/>j++;</text:p>
      <text:p text:style-name="P11"><text:tab/><text:tab/>}</text:p>
      <text:p text:style-name="P11"><text:tab/>}</text:p>
      <text:p text:style-name="P11"><text:tab/>fclose(fp);</text:p>
      <text:p text:style-name="P11"><text:tab/>return v;</text:p>
      <text:p text:style-name="P11">}</text:p>
      <text:p text:style-name="P11"/>
      <text:p text:style-name="P11">#endif</text:p>
      <text:p text:style-name="P11"/>
      <text:p text:style-name="P12"><text:soft-page-break/>stack.h</text:p>
      <text:p text:style-name="P13"/>
      <text:p text:style-name="P11">#ifndef __STACK_H</text:p>
      <text:p text:style-name="P11">#define __STACK_H</text:p>
      <text:p text:style-name="P11"/>
      <text:p text:style-name="P11">#define MAXSTACK 100</text:p>
      <text:p text:style-name="P11"/>
      <text:p text:style-name="P11">#define PUSH(stk,top,item) ((top&lt;MAXSTACK)?(stk[++top]=item):0)</text:p>
      <text:p text:style-name="P11">#define POP(stk,top) ((top&gt;=0)?stk[top--]:0)</text:p>
      <text:p text:style-name="P11"/>
      <text:p text:style-name="P11">#endif</text:p>
      <text:p text:style-name="P11"/>
      <text:p text:style-name="P7">OUTPUT:</text:p>
      <text:p text:style-name="P11"/>
      <text:p text:style-name="P11">[rakesh_m@localhost <text:s text:c="6"/>]$ cat G3</text:p>
      <text:p text:style-name="P11">0 1 0 1</text:p>
      <text:p text:style-name="P11">1 0 1 0</text:p>
      <text:p text:style-name="P11">0 1 0 1</text:p>
      <text:p text:style-name="P11">1 0 1 0</text:p>
      <text:p text:style-name="P11">[rakesh_m@localhost <text:s text:c="6"/>]$ cc dfs.c -o dfs.out</text:p>
      <text:p text:style-name="P11">[rakesh_m@localhost <text:s text:c="6"/>]$ ./dfs.out G3</text:p>
      <text:p text:style-name="P11">Enter starting vertex : 1</text:p>
      <text:p text:style-name="P11">Enter vertex to be searched : 4</text:p>
      <text:p text:style-name="P11">Not found</text:p>
      <text:p text:style-name="P11">[rakesh_m@localhost <text:s text:c="6"/>]$ ./dfs.out G3</text:p>
      <text:p text:style-name="P11">Enter starting vertex : 1</text:p>
      <text:p text:style-name="P11">Enter vertex to be searched : 3</text:p>
      <text:p text:style-name="P11">Found</text:p>
      <text:p text:style-name="P11">[rakesh_m@localhost <text:s text:c="6"/>]$ ./dfs.out G3</text:p>
      <text:p text:style-name="P11">Enter starting vertex : 2</text:p>
      <text:p text:style-name="P11">Enter vertex to be searched : 6</text:p>
      <text:p text:style-name="P11">Not found</text:p>
      <text:p text:style-name="P11">[rakesh_m@localhost <text:s text:c="6"/>]$</text:p>
      <text:p text:style-name="P11"/>
      <text:p text:style-name="P11"/>
      <text:p text:style-name="P7">DISCUSSION:</text:p>
      <text:p text:style-name="P8"/>
      <text:list xml:id="list394551337" text:style-name="L1">
        <text:list-item>
          <text:list>
            <text:list-item>
              <text:list>
                <text:list-item>
                  <text:p text:style-name="P14">A header file graph.h is used consisting the function getgraph() which takes as input a graph from any file.</text:p>
                </text:list-item>
                <text:list-item>
                  <text:p text:style-name="P14">The adjacency matrix is given as input of any graph.</text:p>
                </text:list-item>
                <text:list-item>
                  <text:p text:style-name="P14">The stack operations are implemented by macro for fexibility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16T08:28:26</meta:creation-date>
    <dc:date>2011-07-18T09:05:37</dc:date>
    <meta:editing-duration>PT10H47M14S</meta:editing-duration>
    <meta:editing-cycles>199</meta:editing-cycles>
    <meta:generator>OpenOffice.org/3.2$Unix OpenOffice.org_project/320m12$Build-9483</meta:generator>
    <meta:document-statistic meta:table-count="0" meta:image-count="0" meta:object-count="0" meta:page-count="3" meta:paragraph-count="172" meta:word-count="464" meta:character-count="3341"/>
  </office:meta>
</office:document-meta>
</file>